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burn" svg:font-family="Coburn"/>
    <style:font-face style:name="CopperplateGothic1" svg:font-family="CopperplateGothic"/>
    <style:font-face style:name="Arial" svg:font-family="Arial" style:font-pitch="variable"/>
    <style:font-face style:name="Calibri1" svg:font-family="Calibri" style:font-pitch="variable"/>
    <style:font-face style:name="Coburn1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fo:min-height="1.25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3366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style:font-name="Copperplate Gothic Bold"/>
    </style:style>
    <style:style style:name="P5" style:family="paragraph">
      <loext:graphic-properties draw:fill="none"/>
      <style:text-properties style:font-name="Copperplate Gothic Bold"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336600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4f6228" style:font-name="Coburn" fo:font-size="12pt" style:font-size-asian="12pt" style:font-name-complex="Coburn" style:font-size-complex="12pt"/>
    </style:style>
    <style:style style:name="T3" style:family="text">
      <style:text-properties fo:color="#ff0000" style:font-name="Copperplate Gothic Bold" fo:font-size="14.1000003814697pt" style:font-size-asian="14.1000003814697pt" style:font-name-complex="CopperplateGothic1" style:font-size-complex="14.1000003814697pt"/>
    </style:style>
    <style:style style:name="T4" style:family="text">
      <style:text-properties fo:color="#ff0000" style:font-name="CopperplateGothic1" fo:font-size="14.1000003814697pt" style:font-size-asian="14.1000003814697pt" style:font-name-complex="CopperplateGothic1" style:font-size-complex="14.1000003814697pt"/>
    </style:style>
    <style:style style:name="T5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6f2f9f" style:text-outline="true" style:font-name="CopperplateGothic1" fo:font-size="16pt" style:font-size-asian="16pt" style:font-name-complex="CopperplateGothic1" style:font-size-complex="16pt"/>
    </style:style>
    <style:style style:name="T7" style:family="text">
      <style:text-properties fo:color="#000000" style:font-name="Arial1" fo:font-size="12pt" style:font-size-asian="12pt" style:font-name-complex="Arial1" style:font-size-complex="12pt"/>
    </style:style>
    <style:style style:name="T8" style:family="text">
      <style:text-properties fo:color="#ff0000" style:text-outline="true" style:font-name="CopperplateGothic1" fo:font-size="14.1000003814697pt" style:font-size-asian="14.1000003814697pt" style:font-name-complex="CopperplateGothic1" style:font-size-complex="14.1000003814697pt"/>
    </style:style>
    <style:style style:name="T9" style:family="text">
      <style:text-properties fo:color="#7030a0" style:text-outline="true" style:font-name="CopperplateGothic1" fo:font-size="18pt" style:font-size-asian="18pt" style:font-name-complex="CopperplateGothic1" style:font-size-complex="18pt"/>
    </style:style>
    <style:style style:name="T10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525400" style:font-name="Arial1" fo:font-size="12pt" style:font-size-asian="12pt" style:font-name-complex="Arial1" style:font-size-complex="12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33cc" style:font-name="Coburn" fo:font-size="12pt" style:font-size-asian="12pt" style:font-name-complex="Cobur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46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1.905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067cm" svg:height="0.501cm" svg:x="1.905cm" svg:y="2.537cm">
          <draw:text-box>
            <text:p text:style-name="P1"><text:span text:style-name="T2">Study pages to Class 1, Lesson #4: <text:s/></text:span></text:p>
          </draw:text-box>
        </draw:frame>
        <draw:frame draw:style-name="gr3" draw:text-style-name="P5" draw:layer="layout" svg:width="17.439cm" svg:height="0.556cm" svg:x="2.146cm" svg:y="3.007cm">
          <draw:text-box>
            <text:p text:style-name="P4"><text:span text:style-name="T3">Three Signs for a New Beginning and a Great Change to Come </text:span></text:p>
          </draw:text-box>
        </draw:frame>
        <draw:frame draw:style-name="gr3" draw:text-style-name="P6" draw:layer="layout" svg:width="0.494cm" svg:height="0.581cm" svg:x="10.795cm" svg:y="3.558cm">
          <draw:text-box>
            <text:p text:style-name="P1"><text:span text:style-name="T4"><text:s/></text:span></text:p>
          </draw:text-box>
        </draw:frame>
        <draw:frame draw:style-name="gr4" draw:text-style-name="P8" draw:layer="layout" svg:width="10.895cm" svg:height="1.255cm" svg:x="5.605cm" svg:y="4.113cm">
          <draw:text-box>
            <text:p text:style-name="P7"><text:span text:style-name="T5">PREPARE TO COME NEAR NOW </text:span></text:p>
          </draw:text-box>
        </draw:frame>
        <draw:frame draw:style-name="gr5" draw:text-style-name="P9" draw:layer="layout" svg:width="0.562cm" svg:height="0.653cm" svg:x="10.795cm" svg:y="4.7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6.372cm" svg:height="0.501cm" svg:x="1.905cm" svg:y="5.39cm">
          <draw:text-box>
            <text:p text:style-name="P1"><text:span text:style-name="T2">Questions to study and answer. <text:s/>Say these Questions and answers aloud </text:span></text:p>
          </draw:text-box>
        </draw:frame>
        <draw:frame draw:style-name="gr2" draw:text-style-name="P3" draw:layer="layout" svg:width="16.681cm" svg:height="0.501cm" svg:x="1.905cm" svg:y="5.886cm">
          <draw:text-box>
            <text:p text:style-name="P1"><text:span text:style-name="T2">and write all of them down. Support your answers with citations. Have a </text:span></text:p>
          </draw:text-box>
        </draw:frame>
        <draw:frame draw:style-name="gr2" draw:text-style-name="P3" draw:layer="layout" svg:width="16.783cm" svg:height="0.501cm" svg:x="1.905cm" svg:y="6.381cm">
          <draw:text-box>
            <text:p text:style-name="P1"><text:span text:style-name="T2">study buddy to test you till you know the answers fluently. Study with <text:s/></text:span></text:p>
          </draw:text-box>
        </draw:frame>
        <draw:frame draw:style-name="gr2" draw:text-style-name="P3" draw:layer="layout" svg:width="1.954cm" svg:height="0.501cm" svg:x="1.905cm" svg:y="6.876cm">
          <draw:text-box>
            <text:p text:style-name="P1"><text:span text:style-name="T2">a group. </text:span></text:p>
          </draw:text-box>
        </draw:frame>
        <draw:frame draw:style-name="gr2" draw:text-style-name="P3" draw:layer="layout" svg:width="0.422cm" svg:height="0.501cm" svg:x="1.905cm" svg:y="7.3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625cm" svg:height="0.475cm" svg:x="2.54cm" svg:y="7.88cm">
          <draw:text-box>
            <text:p text:style-name="P1"><text:span text:style-name="T7">1) <text:s/>What is the number of a “new beginning?” </text:span></text:p>
          </draw:text-box>
        </draw:frame>
        <draw:frame draw:style-name="gr2" draw:text-style-name="P3" draw:layer="layout" svg:width="0.422cm" svg:height="0.475cm" svg:x="1.905cm" svg:y="8.36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8.85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063cm" svg:height="0.475cm" svg:x="2.54cm" svg:y="9.337cm">
          <draw:text-box>
            <text:p text:style-name="P1"><text:span text:style-name="T7">2) <text:s/>What is the event in first of the three “PR” signs given to the “Remnant” where the </text:span></text:p>
          </draw:text-box>
        </draw:frame>
        <draw:frame draw:style-name="gr2" draw:text-style-name="P3" draw:layer="layout" svg:width="7.821cm" svg:height="0.475cm" svg:x="3.175cm" svg:y="9.823cm">
          <draw:text-box>
            <text:p text:style-name="P1"><text:span text:style-name="T7">“</text:span><text:span text:style-name="T7">new beginning number” <text:s/>is mentioned? <text:s text:c="2"/></text:span></text:p>
          </draw:text-box>
        </draw:frame>
        <draw:frame draw:style-name="gr2" draw:text-style-name="P3" draw:layer="layout" svg:width="0.422cm" svg:height="0.475cm" svg:x="3.175cm" svg:y="10.3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10.79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953cm" svg:height="0.475cm" svg:x="2.54cm" svg:y="11.284cm">
          <draw:text-box>
            <text:p text:style-name="P1"><text:span text:style-name="T7">3) <text:s/>In the Book of Hosea, what is the Almighty’s charge against us “that we are not?” </text:span></text:p>
          </draw:text-box>
        </draw:frame>
        <draw:frame draw:style-name="gr2" draw:text-style-name="P3" draw:layer="layout" svg:width="0.422cm" svg:height="0.475cm" svg:x="3.175cm" svg:y="11.77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12.26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12.82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6.145cm" svg:height="0.475cm" svg:x="2.54cm" svg:y="13.307cm">
          <draw:text-box>
            <text:p text:style-name="P1"><text:span text:style-name="T7">4) <text:s/>Why did we lose that status? </text:span></text:p>
          </draw:text-box>
        </draw:frame>
        <draw:frame draw:style-name="gr2" draw:text-style-name="P3" draw:layer="layout" svg:width="0.422cm" svg:height="0.475cm" svg:x="3.175cm" svg:y="13.79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14.35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211cm" svg:height="0.475cm" svg:x="2.54cm" svg:y="14.912cm">
          <draw:text-box>
            <text:p text:style-name="P1"><text:span text:style-name="T7">5) <text:s/>What does the Almighty in the Book of Hosea tell us to do FIRST to regain our lost </text:span></text:p>
          </draw:text-box>
        </draw:frame>
        <draw:frame draw:style-name="gr2" draw:text-style-name="P3" draw:layer="layout" svg:width="1.492cm" svg:height="0.475cm" svg:x="3.175cm" svg:y="15.399cm">
          <draw:text-box>
            <text:p text:style-name="P1"><text:span text:style-name="T7">status? </text:span></text:p>
          </draw:text-box>
        </draw:frame>
        <draw:frame draw:style-name="gr2" draw:text-style-name="P3" draw:layer="layout" svg:width="0.422cm" svg:height="0.475cm" svg:x="3.175cm" svg:y="15.8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16.44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8.088cm" svg:height="0.475cm" svg:x="2.54cm" svg:y="17.007cm">
          <draw:text-box>
            <text:p text:style-name="P1"><text:span text:style-name="T7">6) <text:s/>Can you name the chapter and verse? <text:s/></text:span></text:p>
          </draw:text-box>
        </draw:frame>
        <draw:frame draw:style-name="gr2" draw:text-style-name="P3" draw:layer="layout" svg:width="0.422cm" svg:height="0.475cm" svg:x="3.175cm" svg:y="17.4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18.05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377cm" svg:height="0.475cm" svg:x="2.54cm" svg:y="18.612cm">
          <draw:text-box>
            <text:p text:style-name="P1"><text:span text:style-name="T7">7) <text:s/>What does the Almighty tell us in the Book of Hosea what SECOND action we </text:span></text:p>
          </draw:text-box>
        </draw:frame>
        <draw:frame draw:style-name="gr2" draw:text-style-name="P3" draw:layer="layout" svg:width="7.029cm" svg:height="0.475cm" svg:x="3.175cm" svg:y="19.099cm">
          <draw:text-box>
            <text:p text:style-name="P1"><text:span text:style-name="T7">need to do to regain our lost status? <text:s/></text:span></text:p>
          </draw:text-box>
        </draw:frame>
        <draw:frame draw:style-name="gr2" draw:text-style-name="P3" draw:layer="layout" svg:width="0.422cm" svg:height="0.475cm" svg:x="3.175cm" svg:y="19.5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20.14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20.71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2.037cm" svg:height="0.475cm" svg:x="2.54cm" svg:y="21.266cm">
          <draw:text-box>
            <text:p text:style-name="P1"><text:span text:style-name="T7">8) <text:s/>Can you name the chapter and verse in the Book of Hosea? </text:span></text:p>
          </draw:text-box>
        </draw:frame>
        <draw:frame draw:style-name="gr2" draw:text-style-name="P3" draw:layer="layout" svg:width="0.422cm" svg:height="0.475cm" svg:x="3.175cm" svg:y="21.75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22.31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22.87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72cm" svg:height="0.475cm" svg:x="2.54cm" svg:y="23.429cm">
          <draw:text-box>
            <text:p text:style-name="P1"><text:span text:style-name="T7">9) <text:s/>How are we in the Returning Ten Tribes Movement start OUR “new beginning”? </text:span></text:p>
          </draw:text-box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475cm" svg:x="3.175cm" svg:y="23.92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46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1.905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776cm" svg:height="0.475cm" svg:x="2.54cm" svg:y="2.546cm">
          <draw:text-box>
            <text:p text:style-name="P1"><text:span text:style-name="T7">10) <text:s/>What is the significance of bringing up the Ark of the Covenant before our </text:span></text:p>
          </draw:text-box>
        </draw:frame>
        <draw:frame draw:style-name="gr2" draw:text-style-name="P3" draw:layer="layout" svg:width="1.966cm" svg:height="0.475cm" svg:x="3.175cm" svg:y="3.033cm">
          <draw:text-box>
            <text:p text:style-name="P1"><text:span text:style-name="T7">peoples? <text:s/></text:span></text:p>
          </draw:text-box>
        </draw:frame>
        <draw:frame draw:style-name="gr2" draw:text-style-name="P3" draw:layer="layout" svg:width="0.422cm" svg:height="0.475cm" svg:x="3.175cm" svg:y="3.52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4.08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4.64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5.20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734cm" svg:height="0.475cm" svg:x="2.54cm" svg:y="5.759cm">
          <draw:text-box>
            <text:p text:style-name="P1"><text:span text:style-name="T7">1</text:span><text:span text:style-name="T7">1</text:span><text:span text:style-name="T7">) <text:s/></text:span><text:span text:style-name="T7">W</text:span><text:span text:style-name="T7">h</text:span><text:span text:style-name="T7">a</text:span><text:span text:style-name="T7">t </text:span><text:span text:style-name="T7">i</text:span><text:span text:style-name="T7">s </text:span><text:span text:style-name="T7">t</text:span><text:span text:style-name="T7">h</text:span><text:span text:style-name="T7">e </text:span><text:span text:style-name="T7">M</text:span><text:span text:style-name="T7">i</text:span><text:span text:style-name="T7">s</text:span><text:span text:style-name="T7">h</text:span><text:span text:style-name="T7">k</text:span><text:span text:style-name="T7">a</text:span><text:span text:style-name="T7">n </text:span><text:span text:style-name="T7">o</text:span><text:span text:style-name="T7">f <text:s/></text:span><text:span text:style-name="T7">P</text:span><text:span text:style-name="T7">r</text:span><text:span text:style-name="T7">a</text:span><text:span text:style-name="T7">y</text:span><text:span text:style-name="T7">e</text:span><text:span text:style-name="T7">r</text:span><text:span text:style-name="T7">s </text:span><text:span text:style-name="T7">f</text:span><text:span text:style-name="T7">o</text:span><text:span text:style-name="T7">r </text:span><text:span text:style-name="T7">t</text:span><text:span text:style-name="T7">h</text:span><text:span text:style-name="T7">e </text:span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i</text:span><text:span text:style-name="T7">n</text:span><text:span text:style-name="T7">g </text:span><text:span text:style-name="T7">T</text:span><text:span text:style-name="T7">e</text:span><text:span text:style-name="T7">n </text:span><text:span text:style-name="T7">T</text:span><text:span text:style-name="T7">ri</text:span><text:span text:style-name="T7">b</text:span><text:span text:style-name="T7">e</text:span><text:span text:style-name="T7">s </text:span><text:span text:style-name="T7">M</text:span><text:span text:style-name="T7">o</text:span><text:span text:style-name="T7">v</text:span><text:span text:style-name="T7">e</text:span><text:span text:style-name="T7">m</text:span><text:span text:style-name="T7">e</text:span><text:span text:style-name="T7">n</text:span><text:span text:style-name="T7">t</text:span><text:span text:style-name="T7">? </text:span></text:p>
          </draw:text-box>
        </draw:frame>
        <draw:frame draw:style-name="gr2" draw:text-style-name="P3" draw:layer="layout" svg:width="0.422cm" svg:height="0.475cm" svg:x="3.175cm" svg:y="6.25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6.80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7.36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175cm" svg:y="7.93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75cm" svg:height="0.475cm" svg:x="2.54cm" svg:y="8.486cm">
          <draw:text-box>
            <text:p text:style-name="P1"><text:span text:style-name="T7">12) <text:s/>Why is the Almighty calling the Remnant of the Returning Ten Tribes </text:span><text:span text:style-name="T7">to “come <text:s/></text:span></text:p>
          </draw:text-box>
        </draw:frame>
        <draw:frame draw:style-name="gr2" draw:text-style-name="P3" draw:layer="layout" svg:width="1.348cm" svg:height="0.475cm" svg:x="3.175cm" svg:y="8.973cm">
          <draw:text-box>
            <text:p text:style-name="P1"><text:span text:style-name="T7">near”? </text:span></text:p>
          </draw:text-box>
        </draw:frame>
        <draw:frame draw:style-name="gr2" draw:text-style-name="P3" draw:layer="layout" svg:width="0.422cm" svg:height="0.475cm" svg:x="1.905cm" svg:y="9.45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9.94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10.43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10.9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11.40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6.64cm" svg:height="0.475cm" svg:x="2.54cm" svg:y="11.894cm">
          <draw:text-box>
            <text:p text:style-name="P1"><text:span text:style-name="T7">13) <text:s/>Write your own thoughts here: </text:span></text:p>
          </draw:text-box>
        </draw:frame>
        <draw:frame draw:style-name="gr2" draw:text-style-name="P3" draw:layer="layout" svg:width="0.422cm" svg:height="0.501cm" svg:x="1.905cm" svg:y="12.371cm">
          <draw:text-box>
            <text:p text:style-name="P1"><text:span text:style-name="T2"><text:s/></text:span></text:p>
          </draw:text-box>
        </draw:frame>
        <draw:frame draw:style-name="gr5" draw:text-style-name="P9" draw:layer="layout" svg:width="0.562cm" svg:height="0.653cm" svg:x="10.795cm" svg:y="12.829cm">
          <draw:text-box>
            <text:p text:style-name="P1"><text:span text:style-name="T6"><text:s/></text:span></text:p>
          </draw:text-box>
        </draw:frame>
        <draw:frame draw:style-name="gr3" draw:text-style-name="P6" draw:layer="layout" svg:width="0.494cm" svg:height="0.581cm" svg:x="10.795cm" svg:y="13.489cm">
          <draw:text-box>
            <text:p text:style-name="P1"><text:span text:style-name="T8"><text:s/></text:span></text:p>
          </draw:text-box>
        </draw:frame>
        <draw:frame draw:style-name="gr7" draw:text-style-name="P11" draw:layer="layout" svg:width="0.634cm" svg:height="0.738cm" svg:x="10.795cm" svg:y="14.037cm">
          <draw:text-box>
            <text:p text:style-name="P1"><text:span text:style-name="T9"><text:s/></text:span></text:p>
          </draw:text-box>
        </draw:frame>
        <draw:frame draw:style-name="gr7" draw:text-style-name="P11" draw:layer="layout" svg:width="0.634cm" svg:height="0.738cm" svg:x="10.795cm" svg:y="15.201cm">
          <draw:text-box>
            <text:p text:style-name="P1"><text:span text:style-name="T9"><text:s/></text:span></text:p>
          </draw:text-box>
        </draw:frame>
        <draw:frame draw:style-name="gr7" draw:text-style-name="P11" draw:layer="layout" svg:width="0.634cm" svg:height="0.738cm" svg:x="10.795cm" svg:y="16.365cm">
          <draw:text-box>
            <text:p text:style-name="P1"><text:span text:style-name="T9"><text:s/></text:span></text:p>
          </draw:text-box>
        </draw:frame>
        <draw:frame draw:style-name="gr7" draw:text-style-name="P11" draw:layer="layout" svg:width="0.634cm" svg:height="0.738cm" svg:x="10.795cm" svg:y="17.53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0.653cm" svg:height="0.475cm" svg:x="1.905cm" svg:y="18.73cm">
          <draw:text-box>
            <text:p text:style-name="P1"><text:span text:style-name="T10">H</text:span><text:span text:style-name="T10">o</text:span><text:span text:style-name="T10">w</text:span><text:span text:style-name="T10"> </text:span><text:span text:style-name="T10">t</text:span><text:span text:style-name="T10">o</text:span><text:span text:style-name="T10"> </text:span><text:span text:style-name="T10">s</text:span><text:span text:style-name="T10">t</text:span><text:span text:style-name="T10">u</text:span><text:span text:style-name="T10">d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r</text:span><text:span text:style-name="T10">e</text:span><text:span text:style-name="T10">t</text:span><text:span text:style-name="T10">a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n</text:span><text:span text:style-name="T10">t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l</text:span><text:span text:style-name="T10">e</text:span><text:span text:style-name="T10">s</text:span><text:span text:style-name="T10">s</text:span><text:span text:style-name="T10">o</text:span><text:span text:style-name="T10">n</text:span><text:span text:style-name="T11">: </text:span><text:span text:style-name="T11"><text:s/></text:span></text:p>
          </draw:text-box>
        </draw:frame>
        <draw:frame draw:style-name="gr2" draw:text-style-name="P3" draw:layer="layout" svg:width="16.398cm" svg:height="0.475cm" svg:x="1.905cm" svg:y="19.217cm">
          <draw:text-box>
            <text:p text:style-name="P1"><text:span text:style-name="T7">T</text:span><text:span text:style-name="T7">h</text:span><text:span text:style-name="T7">a</text:span><text:span text:style-name="T7">n</text:span><text:span text:style-name="T7">k</text:span><text:span text:style-name="T7"> </text:span><text:span text:style-name="T7">G</text:span><text:span text:style-name="T7">o</text:span><text:span text:style-name="T7">d</text:span><text:span text:style-name="T7"> </text:span><text:span text:style-name="T7">f</text:span><text:span text:style-name="T7">o</text:span><text:span text:style-name="T7">r </text:span><text:span text:style-name="T7">w</text:span><text:span text:style-name="T7">h</text:span><text:span text:style-name="T7">a</text:span><text:span text:style-name="T7">t </text:span><text:span text:style-name="T7">y</text:span><text:span text:style-name="T7">o</text:span><text:span text:style-name="T7">u</text:span><text:span text:style-name="T7">r </text:span><text:span text:style-name="T7">l</text:span><text:span text:style-name="T7">e</text:span><text:span text:style-name="T7">a</text:span><text:span text:style-name="T7">r</text:span><text:span text:style-name="T7">n</text:span><text:span text:style-name="T7">e</text:span><text:span text:style-name="T7">d</text:span><text:span text:style-name="T7"> <text:s/></text:span><text:span text:style-name="T7">a</text:span><text:span text:style-name="T7">n</text:span><text:span text:style-name="T7">d</text:span><text:span text:style-name="T7"> </text:span><text:span text:style-name="T7">a</text:span><text:span text:style-name="T7">s</text:span><text:span text:style-name="T7">k</text:span><text:span text:style-name="T7"> </text:span><text:span text:style-name="T7">f</text:span><text:span text:style-name="T7">o</text:span><text:span text:style-name="T7">r </text:span><text:span text:style-name="T7">y</text:span><text:span text:style-name="T7">o</text:span><text:span text:style-name="T7">u</text:span><text:span text:style-name="T7">r</text:span><text:span text:style-name="T7">s</text:span><text:span text:style-name="T7">e</text:span><text:span text:style-name="T7">l</text:span><text:span text:style-name="T7">f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 </text:span><text:span text:style-name="T7">o</text:span><text:span text:style-name="T7">t</text:span><text:span text:style-name="T7">h</text:span><text:span text:style-name="T7">e</text:span><text:span text:style-name="T7">r</text:span><text:span text:style-name="T7">s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e</text:span><text:span text:style-name="T7">d</text:span><text:span text:style-name="T7"> </text:span><text:span text:style-name="T7">f</text:span><text:span text:style-name="T7">o</text:span><text:span text:style-name="T7">r </text:span><text:span text:style-name="T7">H</text:span><text:span text:style-name="T7">i</text:span><text:span text:style-name="T7">s</text:span><text:span text:style-name="T7"> </text:span></text:p>
          </draw:text-box>
        </draw:frame>
        <draw:frame draw:style-name="gr2" draw:text-style-name="P3" draw:layer="layout" svg:width="3.825cm" svg:height="0.475cm" svg:x="1.905cm" svg:y="19.704cm">
          <draw:text-box>
            <text:p text:style-name="P1"><text:span text:style-name="T7">h</text:span><text:span text:style-name="T7">e</text:span><text:span text:style-name="T7">l</text:span><text:span text:style-name="T7">p </text:span><text:span text:style-name="T7">i</text:span><text:span text:style-name="T7">n </text:span><text:span text:style-name="T7">t</text:span><text:span text:style-name="T7">h</text:span><text:span text:style-name="T7">i</text:span><text:span text:style-name="T7">s 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. </text:span></text:p>
          </draw:text-box>
        </draw:frame>
        <draw:frame draw:style-name="gr2" draw:text-style-name="P3" draw:layer="layout" svg:width="6.64cm" svg:height="0.475cm" svg:x="1.905cm" svg:y="20.191cm">
          <draw:text-box>
            <text:p text:style-name="P1"><text:span text:style-name="T7">Study with a buddy or small group. </text:span></text:p>
          </draw:text-box>
        </draw:frame>
        <draw:frame draw:style-name="gr2" draw:text-style-name="P3" draw:layer="layout" svg:width="15.677cm" svg:height="0.475cm" svg:x="1.905cm" svg:y="20.678cm">
          <draw:text-box>
            <text:p text:style-name="P1"><text:span text:style-name="T7">Go to the </text:span><text:span text:style-name="T12">study page</text:span><text:span text:style-name="T7"> of this lesson, print out the page and say and write down the </text:span></text:p>
          </draw:text-box>
        </draw:frame>
        <draw:frame draw:style-name="gr2" draw:text-style-name="P3" draw:layer="layout" svg:width="13.202cm" svg:height="0.475cm" svg:x="1.905cm" svg:y="21.165cm">
          <draw:text-box>
            <text:p text:style-name="P1"><text:span text:style-name="T7">answers to the questions from memory without looking at this lesson. <text:s/></text:span></text:p>
          </draw:text-box>
        </draw:frame>
        <draw:frame draw:style-name="gr2" draw:text-style-name="P3" draw:layer="layout" svg:width="15.107cm" svg:height="0.475cm" svg:x="1.905cm" svg:y="21.651cm">
          <draw:text-box>
            <text:p text:style-name="P1"><text:span text:style-name="T7">Review this lesson and correct your answers. Mark the references in your Bible. </text:span></text:p>
          </draw:text-box>
        </draw:frame>
        <draw:frame draw:style-name="gr2" draw:text-style-name="P3" draw:layer="layout" svg:width="14.768cm" svg:height="0.475cm" svg:x="1.905cm" svg:y="22.138cm">
          <draw:text-box>
            <text:p text:style-name="P1"><text:span text:style-name="T7">Have someone to ask you the questions and tell him/her the correct answers. <text:s/></text:span></text:p>
          </draw:text-box>
        </draw:frame>
        <draw:frame draw:style-name="gr2" draw:text-style-name="P3" draw:layer="layout" svg:width="16.652cm" svg:height="0.475cm" svg:x="1.905cm" svg:y="22.625cm">
          <draw:text-box>
            <text:p text:style-name="P1"><text:span text:style-name="T7">Practice till you know all the answers of this lesson by heart. You will need to know all of </text:span></text:p>
          </draw:text-box>
        </draw:frame>
        <draw:frame draw:style-name="gr2" draw:text-style-name="P3" draw:layer="layout" svg:width="14.158cm" svg:height="0.475cm" svg:x="1.905cm" svg:y="23.112cm">
          <draw:text-box>
            <text:p text:style-name="P1"><text:span text:style-name="T7">them to act accordingly, and to give them to others who will be sent to you. </text:span></text:p>
          </draw:text-box>
        </draw:frame>
        <draw:frame draw:style-name="gr2" draw:text-style-name="P3" draw:layer="layout" svg:width="0.422cm" svg:height="0.475cm" svg:x="1.905cm" svg:y="23.599cm">
          <draw:text-box>
            <text:p text:style-name="P1"><text:span text:style-name="T7"><text:s/></text:span></text:p>
          </draw:text-box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8.917cm" svg:height="0.501cm" svg:x="6.439cm" svg:y="24.076cm">
          <draw:text-box>
            <text:p text:style-name="P1"><text:span text:style-name="T13">Study Page <text:s text:c="9"/>LIST OF ALL classes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burn" svg:font-family="Coburn"/>
    <style:font-face style:name="CopperplateGothic1" svg:font-family="CopperplateGothic"/>
    <style:font-face style:name="Arial" svg:font-family="Arial" style:font-pitch="variable"/>
    <style:font-face style:name="Calibri1" svg:font-family="Calibri" style:font-pitch="variable"/>
    <style:font-face style:name="Coburn1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7:54:03.502119197</dc:date>
    <meta:editing-duration>PT45S</meta:editing-duration>
    <meta:editing-cycles>1</meta:editing-cycles>
    <meta:generator>LibreOffice/6.4.4.2$Linux_X86_64 LibreOffice_project/40$Build-2</meta:generator>
    <meta:document-statistic meta:object-count="108"/>
  </office:meta>
</office:document-meta>
</file>